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263c5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officeooo:paragraph-rsid="00263c52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263c52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c5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c5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63c52" style:font-size-asian="10pt" style:font-size-complex="10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1pt" officeooo:paragraph-rsid="00279cf4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115b" fo:background-color="#ffff00" loext:char-shading-value="0"/>
    </style:style>
    <style:style style:name="T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officeooo:rsid="001f115b" fo:background-color="transparent" loext:char-shading-value="0"/>
    </style:style>
    <style:style style:name="T10" style:family="text">
      <style:text-properties officeooo:rsid="001f115b" fo:background-color="transparent" loext:char-shading-value="0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5"><text:span text:style-name="T11">do text</text:span></text:p><text:p text:style-name="P15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5"><text:span text:style-name="T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6"><text:s/></text:span><text:span text:style-name="T5"><text:conditional-text text:condition="ooow:&quot;view.do_mailing()&quot;" text:string-value-if-true="&quot;mailed_data.name1&quot;" text:string-value-if-false="">mailed_data.name1</text:conditional-text></text:span><text:span text:style-name="T6"><text:s/></text:span><text:span text:style-name="T5"><text:conditional-text text:condition="ooow:&quot;view.do_mailing()&quot;" text:string-value-if-true="&quot;mailed_data.name2&quot;" text:string-value-if-false="">mailed_data.name2</text:conditional-text></text:span><text:span text:style-name="T6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, </text:span><text:span text:style-name="T5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5"><text:conditional-text text:condition="ooow:&quot;view.do_mailing()&quot;" text:string-value-if-true="&quot;mailed_data.zipcode&quot;" text:string-value-if-false="">mailed_data.zipcode</text:conditional-text></text:span><text:span text:style-name="T5"> </text:span><text:span text:style-name="T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3"/>
      <text:p text:style-name="P12">INFORMATION RELATIVE A LA PROROGATION DE VOTRE DEMANDE DE PERMIS D'URBANISME</text:p>
      <text:p text:style-name="P9"/>
      <text:p text:style-name="P8"/>
      <text:p text:style-name="P8"/>
      <text:p text:style-name="P8"><office:annotation><dc:creator>Gauthier Bastien</dc:creator><dc:date>2011-02-16T16:12:24</dc:date><text:p text:style-name="P15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5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licence_helper.licenceSubject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14">Par la présente, nous vous informons que notre Collège Communal du <text:span text:style-name="T10"><text:text-input text:description="">event.decisionDate</text:text-input></text:span><text:s/>a décidé de proroger de 30 jours le délai d'instruction de votre demande de permis et ce, conformément à l'article D.IV.46 du Code de Développement Territorial.</text:p>
      <text:p text:style-name="P8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6"/>
      <text:p text:style-name="P10"/>
      <text:p text:style-name="P10"/>
      <text:p text:style-name="P10"/>
      <text:p text:style-name="P11"><office:annotation><dc:creator>Gauthier Bastien</dc:creator><dc:date>2011-01-13T14:56:41</dc:date><text:p text:style-name="P15"><text:span text:style-name="T11">do text</text:span></text:p><text:p text:style-name="P15"><text:span text:style-name="T1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1" fo:font-family="Arial" style:font-family-generic="roman" style:font-pitch="variable" fo:font-size="10pt" fo:language="fr" fo:country="FR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 loext:hyphenation-no-caps="false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 loext:hyphenation-no-caps="false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2" style:font-family-asian="'Times New Roman'" style:font-family-generic-asian="system" style:font-pitch-asian="variable" style:font-size-asian="15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5-07-16T08:34:29</meta:creation-date>
    <meta:generator>LibreOffice/6.4.6.2$Linux_X86_64 LibreOffice_project/40$Build-2</meta:generator>
    <dc:date>2021-06-11T13:45:46.760396316</dc:date>
    <meta:editing-duration>PT2H45M11S</meta:editing-duration>
    <meta:editing-cycles>73</meta:editing-cycles>
    <meta:document-statistic meta:table-count="1" meta:image-count="0" meta:object-count="0" meta:page-count="1" meta:paragraph-count="14" meta:word-count="114" meta:character-count="988" meta:non-whitespace-character-count="905"/>
  </office:meta>
</office:document-meta>
</file>